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Software Engineering</text:p>
        </text:list-item>
        <text:list-item>
          <text:p text:style-name="P1">Web applications development</text:p>
        </text:list-item>
        <text:list-item>
          <text:p text:style-name="P1">Project management</text:p>
        </text:list-item>
        <text:list-item>
          <text:p text:style-name="P1">Entrepreneurship</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Coffee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a xlink:type="simple" xlink:href="http://enlightenedstructure.org" office:name=""><text:span text:style-name="Definition"><text:span text:style-name="T7">Enlightened</text:span><text:span text:style-name="T8"> </text:span><text:span text:style-name="T9">Structure</text:span></text:span></text:a> 2007 - current</text:p>
      <text:list text:style-name="L5">
        <text:list-item>
          <text:p text:style-name="P5">Co-founding the enlightened structure meme and associated projects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a xlink:type="simple" xlink:href="http://opentestpro.com" office:name=""><text:span text:style-name="Definition"><text:span text:style-name="T10">OpenTest</text:span><text:span text:style-name="T11"> </text:span><text:span text:style-name="T12">Pro</text:span><text:span text:style-name="T13">,</text:span><text:span text:style-name="T14"> </text:span><text:span text:style-name="T15">LLC</text:span></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6">Independent</text:span><text:span text:style-name="T17"> </text:span><text:span text:style-name="T18">Contracting</text:span> 2004 - 2009</text:p>
      <text:list text:style-name="L7">
        <text:list-item>
          <text:p text:style-name="P7"><text:a xlink:type="simple" xlink:href="http://turnbullandasser.com" office:name=""><text:span text:style-name="Definition">Turn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text:span text:style-name="T19">OnForce</text:span><text:span text:style-name="T20">,</text:span><text:span text:style-name="T21"> </text:span><text:span text:style-name="T22">Inc</text:span></text:span></text:a><text:span text:style-name="T23"> </text:span><text:span text:style-name="T24">-</text:span><text:span text:style-name="T25"> </text:span><text:span text:style-name="T26">New</text:span><text:span text:style-name="T27"> </text:span><text:span text:style-name="T28">York</text:span><text:span text:style-name="T29">,</text:span><text:span text:style-name="T30"> </text:span><text:span text:style-name="T31">NY</text:span> JUNE 2006 - DEC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2">JBA</text:span><text:span text:style-name="T33"> </text:span><text:span text:style-name="T34">Network</text:span></text:span></text:a><text:span text:style-name="T35"> </text:span><text:span text:style-name="T36">-</text:span><text:span text:style-name="T37"> </text:span><text:span text:style-name="T38">Asheville</text:span><text:span text:style-name="T39">,</text:span><text:span text:style-name="T40"> </text:span><text:span text:style-name="T41">NC</text:span> JUNE 2003 - DEC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text:span><text:span text:style-name="T52"> </text:span><text:span text:style-name="T53">NC</text:span> MAY 2001 - AUG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4">Freelance</text:span><text:span text:style-name="T55"> </text:span><text:span text:style-name="T56">-</text:span><text:span text:style-name="T57"> </text:span><text:span text:style-name="T58">Sydney</text:span><text:span text:style-name="T59">,</text:span><text:span text:style-name="T60"> </text:span><text:span text:style-name="T61">Australia</text:span> DEC 1999 - DEC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text:span text:style-name="T62">Internet</text:span><text:span text:style-name="T63"> </text:span><text:span text:style-name="T64">Safety</text:span><text:span text:style-name="T65"> </text:span><text:span text:style-name="T66">Association</text:span><text:span text:style-name="T67"> </text:span><text:span text:style-name="T68">-</text:span><text:span text:style-name="T69"> </text:span><text:span text:style-name="T70">Asheville</text:span><text:span text:style-name="T71">,</text:span><text:span text:style-name="T72"> </text:span><text:span text:style-name="T73">NC</text:span> DEC 1998 - DEC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text:span text:style-name="T74">Various</text:span><text:span text:style-name="T75"> </text:span><text:span text:style-name="T76">-</text:span><text:span text:style-name="T77"> </text:span><text:span text:style-name="T78">Asheville</text:span><text:span text:style-name="T79">,</text:span><text:span text:style-name="T80"> </text:span><text:span text:style-name="T81">NC</text:span>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82">Excellent</text:span><text:span text:style-name="T83"> </text:span><text:span text:style-name="T84">References</text:span><text:span text:style-name="T85"> </text:span><text:span text:style-name="T86">Available</text:span><text:span text:style-name="T87"> </text:span><text:span text:style-name="T88">Upon</text:span><text:span text:style-name="T89"> </text:span><text:span text:style-name="T9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